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ffffff" fo:padding-top="0.135cm" fo:padding-bottom="0.135cm" fo:padding-left="0.26cm" fo:padding-right="0.26cm"/>
    </style:style>
    <style:style style:name="gr2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ffcc99" fo:padding-top="0.135cm" fo:padding-bottom="0.135cm" fo:padding-left="0.26cm" fo:padding-right="0.26cm"/>
    </style:style>
    <style:style style:name="gr3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0000ff" fo:padding-top="0.135cm" fo:padding-bottom="0.135cm" fo:padding-left="0.26cm" fo:padding-right="0.26cm"/>
    </style:style>
    <style:style style:name="gr4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008000" fo:padding-top="0.135cm" fo:padding-bottom="0.135cm" fo:padding-left="0.26cm" fo:padding-right="0.26cm"/>
    </style:style>
    <style:style style:name="gr5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cccccc" fo:padding-top="0.135cm" fo:padding-bottom="0.135cm" fo:padding-left="0.26cm" fo:padding-right="0.26cm"/>
    </style:style>
    <style:style style:name="gr6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e9d2af" fo:padding-top="0.135cm" fo:padding-bottom="0.135cm" fo:padding-left="0.26cm" fo:padding-right="0.26cm"/>
    </style:style>
    <style:style style:name="gr7" style:family="graphic" style:parent-style-name="standard">
      <style:graphic-properties draw:stroke="solid" svg:stroke-width="0.02cm" svg:stroke-color="#000000" draw:marker-start-width="0.178cm" draw:marker-end-width="0.178cm" draw:stroke-linejoin="miter" draw:fill="none" fo:padding-top="0.135cm" fo:padding-bottom="0.135cm" fo:padding-left="0.26cm" fo:padding-right="0.26cm"/>
    </style:style>
    <style:style style:name="gr8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000000" fo:padding-top="0.135cm" fo:padding-bottom="0.135cm" fo:padding-left="0.26cm" fo:padding-right="0.26cm"/>
    </style:style>
    <style:style style:name="gr9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97999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b2b4b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layer="layout" svg:width="0.641cm" svg:height="0.318cm" svg:x="1.449cm" svg:y="3.841cm" svg:viewBox="0 0 642 319" svg:d="m319 0c-112 22-204 43-300 112-21 26-20 50-18 81 8 27 18 54 25 81 97 9 204 68 305 35 107 1 214-36 303-100 20-60-2-142-7-209-98 31-209 26-308 0z">
          <text:p/>
        </draw:path>
        <draw:path draw:style-name="gr1" draw:layer="layout" svg:width="0.598cm" svg:height="0.091cm" svg:x="1.474cm" svg:y="4.013cm" svg:viewBox="0 0 599 92" svg:d="m0 50c115-20 229 56 349 40 111-4 168-85 250-90">
          <text:p/>
        </draw:path>
        <draw:path draw:style-name="gr1" draw:layer="layout" svg:width="0.651cm" svg:height="0.381cm" svg:x="1.833cm" svg:y="3.847cm" svg:viewBox="0 0 652 382" svg:d="m331 12c-90 48-224 73-312 147-15 32-15 68-19 103 5 46 32 74 65 103 91 35 192 8 284-10 81-2 177-21 233-83 87-81 73-159 63-272-105 8-209 12-314 12z">
          <text:p/>
        </draw:path>
        <draw:path draw:style-name="gr2" draw:layer="layout" svg:width="0.441cm" svg:height="0.984cm" svg:x="1.302cm" svg:y="2.394cm" svg:viewBox="0 0 442 985" svg:d="m216 93c-27 42-29 85-26 132-11 99 39 192 8 287-27 58-43 96-92 137-54 2-93 29-106 75 31 31 76 20 119 17 13 48-57 111-62 168 63 75 116-49 119-106 8 55-23 143-17 181 72 14 96-107 97-168-2 67-35 135 44 133 54-40 41-115 48-177 22-98 61-190 71-291-11-147 60-331-4-467-95-48-128 40-199 79z">
          <text:p/>
        </draw:path>
        <draw:path draw:style-name="gr3" draw:layer="layout" svg:width="0.476cm" svg:height="0.634cm" svg:x="1.44cm" svg:y="1.921cm" svg:viewBox="0 0 477 635" svg:d="m314 0c-95 99-158 211-199 339-51 91-104 172-115 278 140 26 282-1 420 18 64-169 53-354 57-532z">
          <text:p/>
        </draw:path>
        <draw:path draw:style-name="gr4" draw:layer="layout" svg:width="0.34cm" svg:height="0.881cm" svg:x="2.134cm" svg:y="3.018cm" svg:viewBox="0 0 341 882" svg:d="m24 62c-5 27-31 99-22 145 7 36 18 72 26 106 19 90-15 176-22 265 19 78-4 201 49 255 93 71 235 67 286-22-8-35-2-56-17-92-46-97-24-207-9-309 2-134 27-263 22-397-76-28-265-8-313 49z">
          <text:p/>
        </draw:path>
        <draw:path draw:style-name="gr4" draw:layer="layout" svg:width="0.34cm" svg:height="0.869cm" svg:x="1.741cm" svg:y="3.013cm" svg:viewBox="0 0 341 870" svg:d="m24 62c-5 27-31 99-22 145 33 99 38 191 13 291 1 99-31 263 40 335 100 40 201 66 286-22-43-135-47-259-26-401 1-134 27-262 22-397-76-28-265-8-313 49z">
          <text:p/>
        </draw:path>
        <draw:path draw:style-name="gr3" draw:layer="layout" svg:width="1.079cm" svg:height="1.474cm" svg:x="1.586cm" svg:y="1.766cm" svg:viewBox="0 0 1080 1475" svg:d="m1058 1424c-99-122-31-305-18-445-44-175 69-361 32-536-17-110-53-208-108-304-63-85-147-134-254-139-137 20-276 2-412 31-100 44-169 116-181 225-4 98 2 186-43 274-14 157-66 317-44 474 32 183-47 258-27 441 158-90 363 46 543 26 151-54 418 67 512-47z">
          <text:p/>
        </draw:path>
        <draw:path draw:style-name="gr2" draw:layer="layout" svg:width="0.405cm" svg:height="1.056cm" svg:x="2.444cm" svg:y="2.406cm" svg:viewBox="0 0 406 1057" svg:d="m159 390c19 115 17 248-36 352-38 40-94-17-123 40 11 50 60 63 106 75-33 66-97 121-31 194 43-22 72-71 84-114 5 50-38 151 57 110 46-35 24-86 27-137 37 57 48 143 97 44 4-44-17-75-40-110-6-45 10-92 18-137 56-95 72-201 88-308-64-85 1-203-53-287-15-38-30-70-53-102-99-28-180 1-225 93-53 122 61 188 84 287z">
          <text:p/>
        </draw:path>
        <draw:path draw:style-name="gr3" draw:layer="layout" svg:width="0.542cm" svg:height="0.669cm" svg:x="2.315cm" svg:y="1.947cm" svg:viewBox="0 0 543 670" svg:d="m0 152c5 90 27 172 56 256 24 86 30 173 31 262 149-16 307-78 456-125-16-73-36-145-50-218-24-97-101-154-144-237-52-73-123-108-212-81z">
          <text:p/>
        </draw:path>
        <draw:path draw:style-name="gr2" draw:layer="layout" svg:width="1.133cm" svg:height="1.49cm" svg:x="1.438cm" svg:y="0.264cm" svg:viewBox="0 0 1134 1491" svg:d="m519 7c-368-2-514 241-519 558 0 66 31 196 47 262-8 129-40 226-2 353 45 178 165 273 337 311 153-3 359-55 474-162 165-134 214-362 275-561 21-190-71-371-125-549-75-194-303-239-487-212z">
          <text:p/>
        </draw:path>
        <draw:path draw:style-name="gr5" draw:layer="layout" svg:width="1.213cm" svg:height="1.091cm" svg:x="1.484cm" svg:y="0.179cm" svg:viewBox="0 0 1214 1092" svg:d="m0 341c-23-348 926-463 976-188 266 21 268 704 201 939-275-3-132-322-291-402-69-17-91 35-150 50-125-80 1-326-200-412-98 40-222 101-324 0-87 0-138 43-212 13z">
          <text:p/>
        </draw:path>
        <draw:path draw:style-name="gr5" draw:layer="layout" svg:width="0.652cm" svg:height="0.491cm" svg:x="2.604cm" svg:y="1.222cm" svg:viewBox="0 0 653 492" svg:d="m17 0c-55 0 41 198 50 237 15 60 123 148 162 200 33 44 176 2 212-13 62-25 134 9 162 37 89 89 36-40 13-87-18-36-101-85-137-112-61-46-73-98-125-150-49-49-108-50-175-50-41 0-111-52-162-62z">
          <text:p/>
        </draw:path>
        <draw:path draw:style-name="gr2" draw:layer="layout" svg:width="0.476cm" svg:height="0.383cm" svg:x="1.857cm" svg:y="1.585cm" svg:viewBox="0 0 477 384" svg:d="m4 286c61 161 365 108 473-46-43-87-74-192-168-238-80-9-157 13-234 35-61 48-85 187-71 249z">
          <text:p/>
        </draw:path>
        <draw:path draw:style-name="gr5" draw:layer="layout" svg:width="1.071cm" svg:height="0.631cm" svg:x="1.412cm" svg:y="1.219cm" svg:viewBox="0 0 1072 632" svg:d="m30 449c23 46 70 75 129 75 92 26 182 68 274 100 121 31 209-31 299-100 151-78 307-211 338-385 9-73-20-73-61-60-70 71-157 146-252 183-120 35-215 50-249-88-40-114-168-147-274-174-226-10-275 284-204 449zm201-310c109-46 336 234 139 223-82-28-99-81-149-12-175 53-106-167 10-211z">
          <text:p/>
        </draw:path>
        <draw:path draw:style-name="gr1" draw:layer="layout" svg:width="0.197cm" svg:height="0.226cm" svg:x="1.741cm" svg:y="0.774cm" svg:viewBox="0 0 198 227" svg:d="m21 72c-48 106-11 168 92 152 32 14 98-63 83-114 11-138-108-141-175-38z">
          <text:p/>
        </draw:path>
        <draw:path draw:style-name="gr1" draw:layer="layout" svg:width="0.179cm" svg:height="0.236cm" svg:x="1.441cm" svg:y="0.775cm" svg:viewBox="0 0 180 237" svg:d="m109 0c-83 19-122 82-105 176 95 177 278-77 105-176z">
          <text:p/>
        </draw:path>
        <draw:path draw:style-name="gr6" draw:layer="layout" svg:width="0.22cm" svg:height="0.312cm" svg:x="1.523cm" svg:y="0.908cm" svg:viewBox="0 0 221 313" svg:d="m150 0c-14 85-97 125-141 168-22 94-9 162 97 141 74-35 104-92 115-168">
          <text:p/>
        </draw:path>
        <draw:path draw:style-name="gr6" draw:layer="layout" svg:width="0.143cm" svg:height="0.209cm" svg:x="2.291cm" svg:y="0.911cm" svg:viewBox="0 0 144 210" svg:d="m0 14c207-82 170 224 18 194">
          <text:p/>
        </draw:path>
        <draw:path draw:style-name="gr6" draw:layer="layout" svg:width="0.055cm" svg:height="0.107cm" svg:x="2.331cm" svg:y="0.958cm" svg:viewBox="0 0 56 108" svg:d="m0 15c30-52 109 42 0 93">
          <text:p/>
        </draw:path>
        <draw:path draw:style-name="gr7" draw:layer="layout" svg:width="0.189cm" svg:height="0.007cm" svg:x="1.585cm" svg:y="1.472cm" svg:viewBox="0 0 190 8" svg:d="m0 0c34 14 130 7 190 0">
          <text:p/>
        </draw:path>
        <draw:path draw:style-name="gr8" draw:layer="layout" svg:width="0.109cm" svg:height="0.107cm" svg:x="1.745cm" svg:y="0.845cm" svg:viewBox="0 0 110 108" svg:d="m62 14c13-13-66-36-62 35 3 55 70 69 93 53 44-31-10-99-31-88z">
          <text:p/>
        </draw:path>
        <draw:path draw:style-name="gr8" draw:layer="layout" svg:width="0.11cm" svg:height="0.114cm" svg:x="1.444cm" svg:y="0.844cm" svg:viewBox="0 0 111 115" svg:d="m57 14c16-33-77-6-53 71 16 53 75 20 79 17 60-38 12-136-26-88z">
          <text:p/>
        </draw:path>
        <draw:path draw:style-name="gr1" draw:layer="layout" svg:width="0.604cm" svg:height="0.156cm" svg:x="1.858cm" svg:y="4.013cm" svg:viewBox="0 0 605 157" svg:d="m0 134c110 24 230 36 316 2 103-13 194-35 289-136">
          <text:p/>
        </draw:path>
        <draw:g>
          <draw:path draw:style-name="gr9" draw:text-style-name="P1" draw:layer="layout" svg:width="0.224cm" svg:height="0.447cm" svg:x="1.95cm" svg:y="2.08cm" svg:viewBox="0 0 225 448" svg:d="m89 0c-113 30-72 161-89 245 5-10 11-30 13-41 4-17 12-56 16-74 0-8-2-23-3-31 37-24 107-21 94 39 0 17 2 49 2 64 9 19 27 60 36 79-19-5-57-13-76-18 48 25 84 65 107 113-10 3-31 12-43 15 16 20 30 37 46 57 7-13 25-39 33-51 4-97-67-174-76-269-3-50-29-91-60-128z">
            <text:p/>
          </draw:path>
          <draw:path draw:style-name="gr10" draw:text-style-name="P1" draw:layer="layout" svg:width="0.094cm" svg:height="0.06cm" svg:x="1.977cm" svg:y="2.165cm" svg:viewBox="0 0 95 61" svg:d="m93 52c13-58-57-63-93-37 1 6 2 21 3 30 28 18 60 21 90 7z">
            <text:p/>
          </draw:path>
          <draw:path draw:style-name="gr11" draw:text-style-name="P1" draw:layer="layout" svg:width="0.107cm" svg:height="0.095cm" svg:x="1.965cm" svg:y="2.21cm" svg:viewBox="0 0 108 96" svg:d="m106 9c-31 12-61 9-91-9-4 20-11 57-15 75l44 20 7 1c14-6 42-18 57-22 0-17-2-49-2-65z">
            <text:p/>
          </draw:path>
          <draw:path draw:style-name="gr12" draw:text-style-name="P1" draw:layer="layout" svg:width="0.222cm" svg:height="0.324cm" svg:x="1.916cm" svg:y="2.282cm" svg:viewBox="0 0 223 325" svg:d="m157 0c-14 6-44 17-58 23l-3 1c-1 0-3-1-4-1l-44-21c-3 10-10 30-13 40l-12 42c-8 39-18 80-23 121 6 4 22 12 28 16 16 34 28 69 38 104 29-14 60-16 92-5-1-44-1-89-1-132l25 1c10-4 30-12 41-16-24-48-59-87-107-112 20 5 57 13 76 17-8-19-26-58-35-78z">
            <text:p/>
          </draw:path>
          <draw:path draw:style-name="gr13" draw:text-style-name="P1" draw:layer="layout" svg:width="0.005cm" svg:height="0cm" svg:x="2.009cm" svg:y="2.305cm" svg:viewBox="0 0 6 1" svg:d="m6 0h-6c1 0 2 1 3 1z">
            <text:p/>
          </draw:path>
          <draw:path draw:style-name="gr14" draw:text-style-name="P1" draw:layer="layout" svg:width="0.043cm" svg:height="0.056cm" svg:x="1.96cm" svg:y="2.431cm" svg:viewBox="0 0 44 57" svg:d="m31 0c-35 7-40 27-17 57 33-6 39-25 17-57z">
            <text:p/>
          </draw:path>
          <draw:path draw:style-name="gr15" draw:text-style-name="P1" draw:layer="layout" svg:width="0.163cm" svg:height="0.187cm" svg:x="2.073cm" svg:y="2.469cm" svg:viewBox="0 0 164 188" svg:d="m25 1-25-1c0 44 0 89 1 133l1 13 4 42c59-9 107-43 158-70-21-37-48-70-62-111-9 13-24 38-31 50-15-18-31-37-46-56z">
            <text:p/>
          </draw:path>
          <draw:path draw:style-name="gr16" draw:text-style-name="P1" draw:layer="layout" svg:width="0.167cm" svg:height="0.177cm" svg:x="1.814cm" svg:y="2.467cm" svg:viewBox="0 0 168 178" svg:d="m101 20c-11-5-33-15-46-20l-15 21c-9 11-29 33-39 45-1 27-1 56-1 84 18 7 55 20 74 26 27 3 53 3 79 0 5-8 11-26 15-36-10-35-23-69-38-103-7-5-21-12-29-17z">
            <text:p/>
          </draw:path>
          <draw:path draw:style-name="gr17" draw:text-style-name="P1" draw:layer="layout" svg:width="0.106cm" svg:height="0.047cm" svg:x="1.967cm" svg:y="2.595cm" svg:viewBox="0 0 107 48" svg:d="m107 7c-33-11-63-9-92 5-5 9-11 28-15 36 37 0 74-10 107-28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4.516cm" fo:page-height="4.5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0-01T22:38:49</dc:date>
    <dc:creator>yves </dc:creator>
    <meta:document-statistic meta:object-count="34"/>
    <meta:generator>LibreOffice/4.0.2.2$Linux_X86_64 LibreOffice_project/400m0$Build-2</meta:generator>
  </office:meta>
</office:document-meta>
</file>